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>
            <text:p>Город</text:p>
          </table:table-cell>
          <table:table-cell office:value-type="string">
            <text:p>Население</text:p>
          </table:table-cell>
          <table:table-cell office:value-type="string">
            <text:p>Аккаунтов</text:p>
          </table:table-cell>
          <table:table-cell office:value-type="string">
            <text:p>На 1000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table:style-name="ce1" office:value-type="float" office:value="23.6331">
            <text:p>23,63310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table:style-name="ce1" office:value-type="float" office:value="13.4292">
            <text:p>13,42920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table:style-name="ce1" office:value-type="float" office:value="12.8775">
            <text:p>12,87750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table:style-name="ce1" office:value-type="float" office:value="12.4289">
            <text:p>12,42890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table:style-name="ce1" office:value-type="float" office:value="7.84019">
            <text:p>7,84019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table:style-name="ce1" office:value-type="float" office:value="6.51505">
            <text:p>6,51505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table:style-name="ce1" office:value-type="float" office:value="6.2605">
            <text:p>6,26050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table:style-name="ce1" office:value-type="float" office:value="4.62455">
            <text:p>4,62455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table:style-name="ce1" office:value-type="float" office:value="3.95733">
            <text:p>3,95733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table:style-name="ce1" office:value-type="float" office:value="3.92387">
            <text:p>3,92387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table:style-name="ce1" office:value-type="float" office:value="3.92279">
            <text:p>3,9227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table:style-name="ce1" office:value-type="float" office:value="3.84805">
            <text:p>3,8480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table:style-name="ce1" office:value-type="float" office:value="3.77781">
            <text:p>3,77781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table:style-name="ce1" office:value-type="float" office:value="3.77771">
            <text:p>3,77771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table:style-name="ce1" office:value-type="float" office:value="3.65827">
            <text:p>3,65827</text:p>
          </table:table-cell>
        </table:table-row>
        <table:table-row table:style-name="ro1"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table:style-name="ce1" office:value-type="float" office:value="3.63457">
            <text:p>3,63457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table:style-name="ce1" office:value-type="float" office:value="3.52205">
            <text:p>3,52205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table:style-name="ce1" office:value-type="float" office:value="3.35544">
            <text:p>3,35544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table:style-name="ce1" office:value-type="float" office:value="3.3254">
            <text:p>3,32540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table:style-name="ce1" office:value-type="float" office:value="3.32413">
            <text:p>3,32413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table:style-name="ce1" office:value-type="float" office:value="3.23464">
            <text:p>3,23464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table:style-name="ce1" office:value-type="float" office:value="3.15401">
            <text:p>3,15401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table:style-name="ce1" office:value-type="float" office:value="3.11173">
            <text:p>3,1117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table:style-name="ce1" office:value-type="float" office:value="3.01251">
            <text:p>3,01251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table:style-name="ce1" office:value-type="float" office:value="2.93996">
            <text:p>2,93996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table:style-name="ce1" office:value-type="float" office:value="2.92315">
            <text:p>2,92315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table:style-name="ce1" office:value-type="float" office:value="2.91988">
            <text:p>2,91988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table:style-name="ce1" office:value-type="float" office:value="2.53587">
            <text:p>2,53587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table:style-name="ce1" office:value-type="float" office:value="2.48405">
            <text:p>2,48405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table:style-name="ce1" office:value-type="float" office:value="2.39658">
            <text:p>2,39658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table:style-name="ce1" office:value-type="float" office:value="2.30851">
            <text:p>2,30851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table:style-name="ce1" office:value-type="float" office:value="2.28024">
            <text:p>2,28024</text:p>
          </table:table-cell>
        </table:table-row>
        <table:table-row table:style-name="ro1"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table:style-name="ce1" office:value-type="float" office:value="2.16725">
            <text:p>2,16725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table:style-name="ce1" office:value-type="float" office:value="2.14581">
            <text:p>2,14581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table:style-name="ce1" office:value-type="float" office:value="2.1029">
            <text:p>2,10290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table:style-name="ce1" office:value-type="float" office:value="2.10226">
            <text:p>2,10226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table:style-name="ce1" office:value-type="float" office:value="2.02801">
            <text:p>2,02801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table:style-name="ce1" office:value-type="float" office:value="1.90577">
            <text:p>1,90577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table:style-name="ce1" office:value-type="float" office:value="1.90133">
            <text:p>1,90133</text:p>
          </table:table-cell>
        </table:table-row>
        <table:table-row table:style-name="ro1"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table:style-name="ce1" office:value-type="float" office:value="1.89267">
            <text:p>1,89267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table:style-name="ce1" office:value-type="float" office:value="1.85819">
            <text:p>1,85819</text:p>
          </table:table-cell>
        </table:table-row>
        <table:table-row table:style-name="ro1"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table:style-name="ce1" office:value-type="float" office:value="1.85077">
            <text:p>1,85077</text:p>
          </table:table-cell>
        </table:table-row>
        <table:table-row table:style-name="ro1"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table:style-name="ce1" office:value-type="float" office:value="1.78432">
            <text:p>1,78432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table:style-name="ce1" office:value-type="float" office:value="1.77711">
            <text:p>1,77711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table:style-name="ce1" office:value-type="float" office:value="1.75485">
            <text:p>1,75485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table:style-name="ce1" office:value-type="float" office:value="1.74396">
            <text:p>1,74396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table:style-name="ce1" office:value-type="float" office:value="1.73593">
            <text:p>1,73593</text:p>
          </table:table-cell>
        </table:table-row>
        <table:table-row table:style-name="ro1"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table:style-name="ce1" office:value-type="float" office:value="1.72777">
            <text:p>1,72777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table:style-name="ce1" office:value-type="float" office:value="1.72732">
            <text:p>1,7273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table:style-name="ce1" office:value-type="float" office:value="1.64793">
            <text:p>1,64793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table:style-name="ce1" office:value-type="float" office:value="1.60358">
            <text:p>1,60358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table:style-name="ce1" office:value-type="float" office:value="1.59642">
            <text:p>1,59642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table:style-name="ce1" office:value-type="float" office:value="1.59422">
            <text:p>1,59422</text:p>
          </table:table-cell>
        </table:table-row>
        <table:table-row table:style-name="ro1"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table:style-name="ce1" office:value-type="float" office:value="1.57692">
            <text:p>1,57692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table:style-name="ce1" office:value-type="float" office:value="1.53818">
            <text:p>1,53818</text:p>
          </table:table-cell>
        </table:table-row>
        <table:table-row table:style-name="ro1"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table:style-name="ce1" office:value-type="float" office:value="1.53766">
            <text:p>1,53766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table:style-name="ce1" office:value-type="float" office:value="1.52753">
            <text:p>1,52753</text:p>
          </table:table-cell>
        </table:table-row>
        <table:table-row table:style-name="ro1"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table:style-name="ce1" office:value-type="float" office:value="1.49159">
            <text:p>1,49159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table:style-name="ce1" office:value-type="float" office:value="1.48994">
            <text:p>1,48994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table:style-name="ce1" office:value-type="float" office:value="1.46413">
            <text:p>1,46413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table:style-name="ce1" office:value-type="float" office:value="1.45434">
            <text:p>1,45434</text:p>
          </table:table-cell>
        </table:table-row>
        <table:table-row table:style-name="ro1"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table:style-name="ce1" office:value-type="float" office:value="1.43834">
            <text:p>1,43834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table:style-name="ce1" office:value-type="float" office:value="1.43608">
            <text:p>1,43608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table:style-name="ce1" office:value-type="float" office:value="1.41929">
            <text:p>1,41929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table:style-name="ce1" office:value-type="float" office:value="1.34583">
            <text:p>1,34583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table:style-name="ce1" office:value-type="float" office:value="1.30059">
            <text:p>1,30059</text:p>
          </table:table-cell>
        </table:table-row>
        <table:table-row table:style-name="ro1"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table:style-name="ce1" office:value-type="float" office:value="1.29047">
            <text:p>1,29047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table:style-name="ce1" office:value-type="float" office:value="1.28837">
            <text:p>1,28837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table:style-name="ce1" office:value-type="float" office:value="1.27862">
            <text:p>1,27862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table:style-name="ce1" office:value-type="float" office:value="1.27754">
            <text:p>1,27754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table:style-name="ce1" office:value-type="float" office:value="1.26278">
            <text:p>1,26278</text:p>
          </table:table-cell>
        </table:table-row>
        <table:table-row table:style-name="ro1"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table:style-name="ce1" office:value-type="float" office:value="1.24338">
            <text:p>1,24338</text:p>
          </table:table-cell>
        </table:table-row>
        <table:table-row table:style-name="ro1"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table:style-name="ce1" office:value-type="float" office:value="1.23528">
            <text:p>1,23528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table:style-name="ce1" office:value-type="float" office:value="1.22057">
            <text:p>1,22057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table:style-name="ce1" office:value-type="float" office:value="1.20825">
            <text:p>1,20825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table:style-name="ce1" office:value-type="float" office:value="1.19455">
            <text:p>1,19455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table:style-name="ce1" office:value-type="float" office:value="1.19231">
            <text:p>1,19231</text:p>
          </table:table-cell>
        </table:table-row>
        <table:table-row table:style-name="ro1"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table:style-name="ce1" office:value-type="float" office:value="1.1881">
            <text:p>1,18810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table:style-name="ce1" office:value-type="float" office:value="1.17187">
            <text:p>1,17187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table:style-name="ce1" office:value-type="float" office:value="1.14809">
            <text:p>1,14809</text:p>
          </table:table-cell>
        </table:table-row>
        <table:table-row table:style-name="ro1"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table:style-name="ce1" office:value-type="float" office:value="1.13552">
            <text:p>1,13552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table:style-name="ce1" office:value-type="float" office:value="1.06664">
            <text:p>1,06664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table:style-name="ce1" office:value-type="float" office:value="1.05479">
            <text:p>1,05479</text:p>
          </table:table-cell>
        </table:table-row>
        <table:table-row table:style-name="ro1"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table:style-name="ce1" office:value-type="float" office:value="1.03599">
            <text:p>1,03599</text:p>
          </table:table-cell>
        </table:table-row>
        <table:table-row table:style-name="ro1"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table:style-name="ce1" office:value-type="float" office:value="1.02849">
            <text:p>1,02849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table:style-name="ce1" office:value-type="float" office:value="0.99798">
            <text:p>0,99798</text:p>
          </table:table-cell>
        </table:table-row>
        <table:table-row table:style-name="ro1"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table:style-name="ce1" office:value-type="float" office:value="0.99653">
            <text:p>0,99653</text:p>
          </table:table-cell>
        </table:table-row>
        <table:table-row table:style-name="ro1"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table:style-name="ce1" office:value-type="float" office:value="0.9898">
            <text:p>0,98980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table:style-name="ce1" office:value-type="float" office:value="0.98051">
            <text:p>0,98051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table:style-name="ce1" office:value-type="float" office:value="0.94243">
            <text:p>0,94243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table:style-name="ce1" office:value-type="float" office:value="0.92933">
            <text:p>0,92933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table:style-name="ce1" office:value-type="float" office:value="0.88183">
            <text:p>0,88183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table:style-name="ce1" office:value-type="float" office:value="0.87854">
            <text:p>0,87854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table:style-name="ce1" office:value-type="float" office:value="0.87054">
            <text:p>0,87054</text:p>
          </table:table-cell>
        </table:table-row>
        <table:table-row table:style-name="ro1"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table:style-name="ce1" office:value-type="float" office:value="0.84959">
            <text:p>0,84959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table:style-name="ce1" office:value-type="float" office:value="0.8256">
            <text:p>0,82560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table:style-name="ce1" office:value-type="float" office:value="0.78811">
            <text:p>0,78811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table:style-name="ce1" office:value-type="float" office:value="0.78687">
            <text:p>0,78687</text:p>
          </table:table-cell>
        </table:table-row>
        <table:table-row table:style-name="ro1"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table:style-name="ce1" office:value-type="float" office:value="0.78177">
            <text:p>0,78177</text:p>
          </table:table-cell>
        </table:table-row>
        <table:table-row table:style-name="ro2" table:number-rows-repeated="23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D10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7">
        <number:embedded-text number:position="6">.</number:embedded-text>
      </number:number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15:50</meta:creation-date>
    <dc:date>2015-09-18T21:34:53</dc:date>
    <meta:editing-duration>PT12M55S</meta:editing-duration>
    <meta:editing-cycles>2</meta:editing-cycles>
    <meta:generator>LibreOffice/3.6$Linux_X86_64 LibreOffice_project/360m1$Build-1</meta:generator>
    <meta:document-statistic meta:table-count="1" meta:cell-count="404" meta:object-count="0"/>
  </office:meta>
</office:document-meta>
</file>